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B510000A61C0002FF3EC2A8A9962D2D4C53.svm" manifest:media-type="image/x-svm"/>
  <manifest:file-entry manifest:full-path="Pictures/10000001000001BB000008007BCD3FE0F656245D.png" manifest:media-type="image/png"/>
  <manifest:file-entry manifest:full-path="Pictures/10000000000002B300000362C7F4E60BD333435D.png" manifest:media-type="image/png"/>
  <manifest:file-entry manifest:full-path="Pictures/10000000000003B8000003576465CE2C57DD13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4.644cm" fo:min-width="11.144cm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20.394cm" fo:min-width="15.894cm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1.894cm" fo:min-width="11.144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4.644cm" fo:min-width="15.894cm" fo:padding-top="0.178cm" fo:padding-bottom="0.178cm" fo:padding-left="0.303cm" fo:padding-right="0.303cm"/>
    </style:style>
    <style:style style:name="P1" style:family="paragraph"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  <style:text-properties fo:font-weight="bold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2.339cm" svg:height="57cm" svg:x="5cm" svg:y="5.75cm">
          <draw:image xlink:href="Pictures/20000B510000A61C0002FF3EC2A8A9962D2D4C53.svm" xlink:type="simple" xlink:show="embed" xlink:actuate="onLoad" draw:mime-type="image/x-svm">
            <text:p/>
          </draw:image>
          <draw:image xlink:href="Pictures/10000001000001BB000008007BCD3FE0F656245D.png" xlink:type="simple" xlink:show="embed" xlink:actuate="onLoad" draw:mime-type="image/png"/>
        </draw:frame>
        <draw:custom-shape draw:style-name="gr2" draw:text-style-name="P2" draw:layer="layout" svg:width="11.75cm" svg:height="15cm" svg:x="5.676cm" svg:y="47.24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426cm" svg:y1="47.249cm" svg:x2="21.25cm" svg:y2="44.25cm">
          <text:p/>
        </draw:line>
        <draw:line draw:style-name="gr3" draw:text-style-name="P2" draw:layer="layout" svg:x1="17.25cm" svg:y1="62.25cm" svg:x2="21.25cm" svg:y2="65cm">
          <text:p/>
        </draw:line>
        <draw:custom-shape draw:style-name="gr4" draw:text-style-name="P2" draw:layer="layout" svg:width="16.5cm" svg:height="20.75cm" svg:x="21.25cm" svg:y="44.2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158cm" svg:height="20.25cm" svg:x="21.39cm" svg:y="44.5cm">
          <draw:image xlink:href="Pictures/10000000000002B300000362C7F4E60BD333435D.png" xlink:type="simple" xlink:show="embed" xlink:actuate="onLoad" draw:mime-type="image/png">
            <text:p/>
          </draw:image>
        </draw:frame>
        <draw:custom-shape draw:style-name="gr5" draw:text-style-name="P2" draw:layer="layout" svg:width="11.75cm" svg:height="12.25cm" svg:x="5.75cm" svg:y="34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6.113cm" svg:height="14.472cm" svg:x="21.387cm" svg:y="28.278cm">
          <draw:image xlink:href="Pictures/10000000000003B8000003576465CE2C57DD13B3.png" xlink:type="simple" xlink:show="embed" xlink:actuate="onLoad" draw:mime-type="image/png">
            <text:p/>
          </draw:image>
        </draw:frame>
        <draw:custom-shape draw:style-name="gr6" draw:text-style-name="P2" draw:layer="layout" svg:width="16.5cm" svg:height="15cm" svg:x="21.25cm" svg:y="2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426cm" svg:y1="34.5cm" svg:x2="21.25cm" svg:y2="28cm">
          <text:p/>
        </draw:line>
        <draw:line draw:style-name="gr3" draw:text-style-name="P2" draw:layer="layout" svg:x1="17.5cm" svg:y1="46.75cm" svg:x2="21.5cm" svg:y2="4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14T09:44:30.888000000</meta:creation-date>
    <dc:date>2023-06-14T10:57:58.920000000</dc:date>
    <meta:editing-duration>PT12M45S</meta:editing-duration>
    <meta:editing-cycles>2</meta:editing-cycles>
    <meta:generator>LibreOffice/7.3.1.3$Windows_X86_64 LibreOffice_project/a69ca51ded25f3eefd52d7bf9a5fad8c90b87951</meta:generator>
    <meta:document-statistic meta:object-count="11"/>
  </office:meta>
</office:document-meta>
</file>